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KLUG" svg:font-family="LKLUG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fb53" officeooo:paragraph-rsid="0003fb53"/>
    </style:style>
    <style:style style:name="P2" style:family="paragraph" style:parent-style-name="Standard">
      <style:text-properties fo:font-size="16pt" fo:font-style="italic" fo:font-weight="bold" officeooo:rsid="0003fb53" officeooo:paragraph-rsid="0003fb53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text-properties fo:font-size="14pt" officeooo:rsid="0003fb53" officeooo:paragraph-rsid="0003fb53" style:font-size-asian="14pt" style:font-size-complex="14pt"/>
    </style:style>
    <style:style style:name="P4" style:family="paragraph" style:parent-style-name="Standard">
      <style:text-properties fo:font-size="14pt" fo:font-style="normal" fo:font-weight="normal" officeooo:rsid="0003fb53" officeooo:paragraph-rsid="0003fb53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officeooo:rsid="00044f20"/>
    </style:style>
    <style:style style:name="T3" style:family="text">
      <style:text-properties fo:color="#ffcc99" fo:font-size="20pt" fo:font-style="italic" style:text-underline-style="solid" style:text-underline-width="auto" style:text-underline-color="font-color" fo:font-weight="bold" officeooo:rsid="00044f20" fo:background-color="transparent" loext:char-shading-value="0" style:font-size-asian="17.5pt" style:font-style-asian="italic" style:font-weight-asian="bold" style:font-size-complex="20pt" style:font-style-complex="italic" style:font-weight-complex="bold"/>
    </style:style>
    <style:style style:name="T4" style:family="text">
      <style:text-properties fo:color="#ffcc99" fo:font-size="20pt" fo:font-style="italic" style:text-underline-style="solid" style:text-underline-width="auto" style:text-underline-color="font-color" fo:font-weight="bold" fo:background-color="transparent" loext:char-shading-value="0" style:font-size-asian="20pt" style:font-style-asian="italic" style:font-weight-asian="bold" style:font-size-complex="20pt" style:font-style-complex="italic" style:font-weight-complex="bold"/>
    </style:style>
    <style:style style:name="T5" style:family="text">
      <style:text-properties fo:color="#ffcc99" fo:font-size="20pt" style:text-underline-style="solid" style:text-underline-width="auto" style:text-underline-color="font-color" fo:background-color="transparent" loext:char-shading-value="0" style:font-size-asian="20pt" style:font-size-complex="20pt"/>
    </style:style>
    <style:style style:name="T6" style:family="text">
      <style:text-properties fo:color="#ffcc99" fo:font-size="20pt" style:font-size-asian="20pt" style:font-size-complex="20pt"/>
    </style:style>
    <style:style style:name="T7" style:family="text">
      <style:text-properties officeooo:rsid="0005d3a3"/>
    </style:style>
    <style:style style:name="T8" style:family="text">
      <style:text-properties style:font-name="LKLUG" officeooo:rsid="0006b027"/>
    </style:style>
    <style:style style:name="T9" style:family="text">
      <style:text-properties style:font-name="Abyssinica SIL" officeooo:rsid="0006b0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text:tab/><text:tab/><text:tab/></text:span><text:span text:style-name="T3">Requisitos F</text:span><text:span text:style-name="T4">uncionais</text:span><text:span text:style-name="T5"> </text:span></text:p>
      <text:p text:style-name="P1"/>
      <text:p text:style-name="P3">RNF-001: O sistema devera cadastrar escolas.</text:p>
      <text:p text:style-name="P3">RNF-002: <text:span text:style-name="T2">O sistema </text:span></text:p>
      <text:p text:style-name="P3">RNF-003: <text:span text:style-name="T7">O doador pode ver oque cada escola esta precisando de acordo com o site.</text:span></text:p>
      <text:p text:style-name="P3">RNF-004: <text:span text:style-name="T7">As doações podem ser variadas.</text:span></text:p>
      <text:p text:style-name="P3">RNF-005: </text:p>
      <text:p text:style-name="P3">RNF-006:</text:p>
      <text:p text:style-name="P3">RNF-007:</text:p>
      <text:p text:style-name="P3">RNF-008:</text:p>
      <text:p text:style-name="P3">RNF-009:</text:p>
      <text:p text:style-name="P3">RNF-010: </text:p>
      <text:p text:style-name="P1"/>
      <text:p text:style-name="P1"/>
      <text:p text:style-name="P2"><text:tab/><text:tab/><text:tab/><text:tab/><text:span text:style-name="T6">Requisitos Não Funcionais</text:span></text:p>
      <text:p text:style-name="P2"/>
      <text:p text:style-name="P3">RNF-001: O sistema deve ser desenvolvido em React e Django.</text:p>
      <text:p text:style-name="P3">RNF-002: O sistema deve funcionar por meio de Rest APIs.</text:p>
      <text:p text:style-name="P3">RNF-003: O sistema deve usar o banco de dados Postgres.</text:p>
      <text:p text:style-name="P3">RNF-004: O sistema deve ser em Linux.</text:p>
      <text:p text:style-name="P3">RNF-005: O sistema deve </text:p>
      <text:p text:style-name="P3">RNF-006:</text:p>
      <text:p text:style-name="P3">RNF-007:</text:p>
      <text:p text:style-name="P3">RNF-008:</text:p>
      <text:p text:style-name="P3">RNF-009:</text:p>
      <text:p text:style-name="P3">RNF-010:</text:p>
      <text:p text:style-name="P3">RNF-011:</text:p>
      <text:p text:style-name="P3">RNF-012:</text:p>
      <text:p text:style-name="P3">RNF-013:</text:p>
      <text:p text:style-name="P3">RNF-014:</text:p>
      <text:p text:style-name="P3">RNF-015:</text:p>
      <text:p text:style-name="P3">RNF-016:</text:p>
      <text:p text:style-name="P3">RNF-017:</text:p>
      <text:p text:style-name="P3">RNF-018:</text:p>
      <text:p text:style-name="P3">RNF-019:</text:p>
      <text:p text:style-name="P3">RNF-020: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KLUG" svg:font-family="LKLUG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6:46:42.140782106</meta:creation-date>
    <dc:date>2019-10-14T17:26:54.817771650</dc:date>
    <meta:editing-duration>PT9M1S</meta:editing-duration>
    <meta:editing-cycles>1</meta:editing-cycles>
    <meta:document-statistic meta:table-count="0" meta:image-count="0" meta:object-count="0" meta:page-count="1" meta:paragraph-count="32" meta:word-count="97" meta:character-count="639" meta:non-whitespace-character-count="561"/>
    <meta:generator>LibreOffice/5.1.6.2$Linux_X86_64 LibreOffice_project/10m0$Build-2</meta:generator>
  </office:meta>
</office:document-meta>
</file>